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HTML_20_Preformatted">
      <loext:graphic-properties draw:fill="solid" draw:fill-color="#ffffff"/>
      <style:paragraph-properties fo:text-align="justify" style:justify-single-word="false" fo:background-color="#ffffff"/>
      <style:text-properties style:font-name="Calibri" fo:font-size="11pt" fo:language="en" fo:country="IN" style:font-name-asian="Calibri1" style:font-size-asian="11pt" style:font-name-complex="Mangal" style:font-size-complex="11pt"/>
    </style:style>
    <style:style style:name="P4" style:family="paragraph" style:parent-style-name="Heading_20_1">
      <style:paragraph-properties fo:text-align="justify" style:justify-single-word="false"/>
      <style:text-properties fo:language="en" fo:country="IN"/>
    </style:style>
    <style:style style:name="P5" style:family="paragraph" style:parent-style-name="Heading_20_2">
      <style:paragraph-properties fo:text-align="justify" style:justify-single-word="false"/>
      <style:text-properties fo:language="en" fo:country="IN"/>
    </style:style>
    <style:style style:name="P6" style:family="paragraph" style:parent-style-name="Heading_20_4">
      <style:paragraph-properties fo:text-align="justify" style:justify-single-word="false"/>
      <style:text-properties fo:language="en" fo:country="IN"/>
    </style:style>
    <style:style style:name="P7" style:family="paragraph" style:parent-style-name="List_20_Paragraph">
      <style:paragraph-properties fo:text-align="justify" style:justify-single-word="false"/>
      <style:text-properties fo:language="en" fo:country="IN"/>
    </style:style>
    <style:style style:name="P8"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9" style:family="paragraph" style:parent-style-name="Standard">
      <style:paragraph-properties fo:margin-left="0.635cm" fo:margin-right="0cm" fo:text-align="justify" style:justify-single-word="false" fo:text-indent="0cm" style:auto-text-indent="false"/>
      <style:text-properties fo:language="en" fo:country="IN"/>
    </style:style>
    <style:style style:name="P10" style:family="paragraph" style:parent-style-name="Standard">
      <style:paragraph-properties fo:text-align="justify" style:justify-single-word="false"/>
      <style:text-properties fo:language="en" fo:country="IN"/>
    </style:style>
    <style:style style:name="P11" style:family="paragraph" style:parent-style-name="Standard">
      <style:paragraph-properties fo:margin-top="0cm" fo:margin-bottom="0cm" style:contextual-spacing="false" fo:text-align="justify" style:justify-single-word="false"/>
      <style:text-properties fo:language="en" fo:country="IN"/>
    </style:style>
    <style:style style:name="P12" style:family="paragraph" style:parent-style-name="Standard">
      <style:paragraph-properties fo:margin-top="0cm" fo:margin-bottom="0cm" style:contextual-spacing="false" fo:text-align="justify" style:justify-single-word="false"/>
      <style:text-properties fo:language="en" fo:country="IN" fo:font-style="italic" style:font-style-asian="italic"/>
    </style:style>
    <style:style style:name="P13" style:family="paragraph" style:parent-style-name="Heading_20_2">
      <style:paragraph-properties fo:text-align="justify" style:justify-single-word="false"/>
      <style:text-properties fo:font-size="11pt" fo:language="en" fo:country="IN" fo:font-style="italic" style:font-size-asian="11pt" style:font-style-asian="italic" style:font-size-complex="11pt" style:font-style-complex="italic"/>
    </style:style>
    <style:style style:name="P14" style:family="paragraph" style:parent-style-name="HTML_20_Preformatted">
      <loext:graphic-properties draw:fill="solid" draw:fill-color="#ffffff"/>
      <style:paragraph-properties fo:text-align="justify" style:justify-single-word="false" fo:background-color="#ffffff"/>
      <style:text-properties style:font-name="Calibri" fo:font-size="11pt" fo:language="en" fo:country="IN" style:font-name-asian="Calibri1" style:font-size-asian="11pt" style:font-name-complex="Mangal" style:font-size-complex="11pt"/>
    </style:style>
    <style:style style:name="P15" style:family="paragraph" style:parent-style-name="List_20_Paragraph" style:list-style-name="WWNum50">
      <style:paragraph-properties fo:text-align="justify" style:justify-single-word="false"/>
      <style:text-properties fo:language="en" fo:country="IN"/>
    </style:style>
    <style:style style:name="P16" style:family="paragraph" style:parent-style-name="List_20_Paragraph" style:list-style-name="WWNum51">
      <style:paragraph-properties fo:text-align="justify" style:justify-single-word="false"/>
      <style:text-properties fo:language="en" fo:country="IN"/>
    </style:style>
    <style:style style:name="P17" style:family="paragraph" style:parent-style-name="List_20_Paragraph" style:list-style-name="WWNum52">
      <style:paragraph-properties fo:text-align="justify" style:justify-single-word="false"/>
      <style:text-properties fo:language="en" fo:country="IN"/>
    </style:style>
    <style:style style:name="P18" style:family="paragraph" style:parent-style-name="List_20_Paragraph" style:list-style-name="WWNum42">
      <style:paragraph-properties fo:text-align="justify" style:justify-single-word="false"/>
      <style:text-properties fo:language="en" fo:country="IN"/>
    </style:style>
    <style:style style:name="P19" style:family="paragraph" style:parent-style-name="List_20_Paragraph" style:list-style-name="WWNum43">
      <style:paragraph-properties fo:text-align="justify" style:justify-single-word="false"/>
      <style:text-properties fo:language="en" fo:country="IN"/>
    </style:style>
    <style:style style:name="P20" style:family="paragraph" style:parent-style-name="List_20_Paragraph" style:list-style-name="WWNum44">
      <style:paragraph-properties fo:text-align="justify" style:justify-single-word="false"/>
      <style:text-properties fo:language="en" fo:country="IN"/>
    </style:style>
    <style:style style:name="P21" style:family="paragraph" style:parent-style-name="List_20_Paragraph" style:list-style-name="WWNum45">
      <style:paragraph-properties fo:text-align="justify" style:justify-single-word="false"/>
      <style:text-properties fo:language="en" fo:country="IN"/>
    </style:style>
    <style:style style:name="P22" style:family="paragraph" style:parent-style-name="List_20_Paragraph" style:list-style-name="WWNum53">
      <style:paragraph-properties fo:text-align="justify" style:justify-single-word="false"/>
      <style:text-properties fo:language="en" fo:country="IN"/>
    </style:style>
    <style:style style:name="P23" style:family="paragraph" style:parent-style-name="List_20_Paragraph" style:list-style-name="WWNum54">
      <style:paragraph-properties fo:text-align="justify" style:justify-single-word="false"/>
      <style:text-properties fo:language="en" fo:country="IN"/>
    </style:style>
    <style:style style:name="P24" style:family="paragraph" style:parent-style-name="List_20_Paragraph" style:list-style-name="WWNum48">
      <style:paragraph-properties fo:margin-left="0.635cm" fo:margin-right="0cm" fo:text-align="justify" style:justify-single-word="false" fo:text-indent="-0.635cm" style:auto-text-indent="false"/>
      <style:text-properties fo:language="en" fo:country="IN"/>
    </style:style>
    <style:style style:name="P25" style:family="paragraph" style:parent-style-name="Standard">
      <style:paragraph-properties fo:text-align="justify" style:justify-single-word="false"/>
      <style:text-properties fo:language="en" fo:country="IN" fo:font-style="italic" style:font-style-asian="italic"/>
    </style:style>
    <style:style style:name="P26" style:family="paragraph" style:parent-style-name="Standard">
      <style:paragraph-properties fo:text-align="justify" style:justify-single-word="false"/>
      <style:text-properties fo:language="en" fo:country="IN" fo:font-weight="bold" style:font-weight-asian="bold"/>
    </style:style>
    <style:style style:name="P27" style:family="paragraph" style:parent-style-name="Standard">
      <style:paragraph-properties fo:text-align="justify" style:justify-single-word="false"/>
      <style:text-properties fo:color="#2e74b5" loext:opacity="100%" style:font-name="Calibri Light" fo:language="en" fo:country="IN" fo:font-style="italic" style:font-style-asian="italic" style:font-name-complex="Mangal" style:font-style-complex="italic"/>
    </style:style>
    <style:style style:name="P28" style:family="paragraph" style:parent-style-name="Standard">
      <style:paragraph-properties fo:margin-top="0cm" fo:margin-bottom="0cm" style:contextual-spacing="false" fo:text-align="justify" style:justify-single-word="false"/>
      <style:text-properties fo:language="en" fo:country="IN" fo:font-style="italic" style:font-style-asian="italic"/>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323e4f" loext:opacity="100%" fo:font-size="12pt" style:font-size-asian="12pt" style:font-size-complex="12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text-position="super 58%"/>
    </style:style>
    <style:style style:name="T8" style:family="text">
      <style:text-properties style:text-position="super 58%" fo:font-weight="bold" style:font-weight-asian="bold"/>
    </style:style>
    <style:style style:name="T9" style:family="text">
      <style:text-properties style:text-position="sub 58%"/>
    </style:style>
    <style:style style:name="T10" style:family="text">
      <style:text-properties style:text-position="sub 58%"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Appendix C: Design of Payments Domain</text:h>
      <text:h text:style-name="P5" text:outline-level="2">Payment Account</text:h>
      <text:p text:style-name="P10"/>
      <text:p text:style-name="P10">When a subscriber creates/renews a subscription, a new payment account is created. Main responsibility of payment account is to calculate total due payment, correct them from time to time, track incoming payments against due payment, identify the impact of changes in subscription, and finally manage refunds. So we can say that there is one payment account for each subscription registered. A subscriber may have number of payment account, but only one of them will be active at a time, because a subscriber is allowed to have only one active subscription at a time.</text:p>
      <text:p text:style-name="P10">Following are the attributes of payment account.</text:p>
      <text:list xml:id="list708597326" text:style-name="WWNum48">
        <text:list-item>
          <text:p text:style-name="P24"><text:span text:style-name="T4">Subscriber Identifier and subscription identifier</text:span>: So as to distinguish a payment account for each active subscription.</text:p>
        </text:list-item>
        <text:list-item>
          <text:p text:style-name="P24"><text:span text:style-name="T4">Payment scheme identifier </text:span>associates one among the available payment schemes with every payment account. Payment account can have only one scheme associated with it in its lifecycle. Payment scheme determines payment cycles and instalment to be paid in each cycle in order to ensure continuity of the subscription.</text:p>
        </text:list-item>
        <text:list-item>
          <text:p text:style-name="P24"><text:span text:style-name="T4">Delivery wise cost accounts</text:span>: Recall (from Subscriber domain) that a delivery is the basket created for each delivery to be made to the subscriber out of total subscription. Depending upon periodicity of deliveries expected by a subscriber each delivery has a predetermined delivery date. Each delivery carries some part of total subscription price and there can be rules around when each delivery price must be paid by subscriber. Hence it is advisable to create cost account for each delivery in a subscription. It is essential to know that since a subscription is perceived as list of deliveries aligned, and hence total subscription price is also perceived as list of delivery prices that are expected to be received from a subscriber as per intervals calculated from rules laid out in various payment schemes.</text:p>
        </text:list-item>
      </text:list>
      <text:p text:style-name="P8">A Delivery Cost account represents the price and transactions associated with one delivery of a subscription.</text:p>
      <text:list xml:id="list3816924413" text:style-name="WWNum50">
        <text:list-item>
          <text:p text:style-name="P15"><text:span text:style-name="T4">Subscription Id and Delivery Id</text:span> are used to distinguish a delivery cost account for a delivery.</text:p>
        </text:list-item>
        <text:list-item>
          <text:p text:style-name="P15">It contains <text:span text:style-name="T4">Delivery Details</text:span>. A Delivery Details lists required attributes of each Delivery Item contained in that delivery as each <text:span text:style-name="T4">Delivery Product Detail</text:span>. </text:p>
        </text:list-item>
        <text:list-item>
          <text:p text:style-name="P15">A <text:span text:style-name="T4">Delivery Product Detail</text:span> uniquely identifies a product in a delivery by its <text:span text:style-name="T4">product id</text:span> and <text:span text:style-name="T4">price bucket id</text:span>. A Delivery may contain multiple units of same product, but if they are added at different times, then each of them may be having a different offer price associated with each of them. Hence it is not enough to distinguish each delivery item merely by product Id. A price bucket Id is also required to distinguish different offer prices associated with each of them.</text:p>
          <text:list>
            <text:list-item>
              <text:p text:style-name="P15">Delivery Product Detail maintained <text:span text:style-name="T4">pricing category</text:span> of that product. As we know that pricing category play an important role in determining change in offer prices. Hence it is required for calculation (and recalculation) of due amount of each delivery/total subscription.</text:p>
            </text:list-item>
            <text:list-item>
              <text:p text:style-name="P15"><text:soft-page-break/>Delivery Product Detail also contains its <text:span text:style-name="T4">offer price or percent discount</text:span> (which depends on pricing category of that product). Also it will contain placeholders for <text:span text:style-name="T4">absolute old value of offer price and absolute new value of offer price</text:span>. Similarly <text:span text:style-name="T4">old and new tagged prices</text:span> are also maintained? Why two placeholders are required? Let’s see it in next paragraph.</text:p>
            </text:list-item>
          </text:list>
        </text:list-item>
      </text:list>
      <text:p text:style-name="P8">Consider a scenario that a product added to a subscription is of ‘NONE COMMMITTED’ pricing category. It means every change in its offer price will impact total subscription cost, as no price is committed to its subscriber.</text:p>
      <text:p text:style-name="P8">At the time of subscribing to this product it may have one offer price, but at the time of paying for it, the offer price may have changed. Subscriber should know why he /she is paying more/less offer price for it, than what was shown at the time of subscription. The old and new absolute value of offer price would satisfy his/her doubt about the price difference.</text:p>
      <text:p text:style-name="P9">Similarly if a product added to a subscription is of ‘PERCENT DISCOUNT COMMITTED’ price category, MRP of that product undergoes changes one or more times during active lifetime of a subscription. <text:s/>So each time MRP changes, its absolute offer price will be calculated on latest MRP. Hence again in order to make subscriber aware of change of offer price, old and new absolute offer prices are maintained. Also <text:span text:style-name="T4">old and new MRP</text:span> are also maintained for the same reason.</text:p>
      <text:list xml:id="list164044754974767" text:continue-list="list708597326" text:style-name="WWNum48">
        <text:list-item>
          <text:p text:style-name="P24"><text:span text:style-name="T4">Total Subscription Cost Account</text:span>: This account maintains/updates current total price of a subscription. We have already seen that total price is subject to change due to changes in offer prices/tagged prices or alteration in subscription content.</text:p>
        </text:list-item>
      </text:list>
      <text:p text:style-name="P8">Total subscription price is an arithmetic sum of the latest offer prices of total volume/number of all products in a subscription and it keeps on changing as mentioned above.</text:p>
      <text:p text:style-name="P8">It has <text:span text:style-name="T4">subscription identifier</text:span> to uniquely identify an account.</text:p>
      <text:p text:style-name="P8">It also contains attribute to maintain <text:span text:style-name="T4">total subscription cost</text:span>, and <text:span text:style-name="T4">subscription cost change date</text:span> attribute to maintain the latest date on which the total subscription cost has been revised.</text:p>
      <text:p text:style-name="P8">It does not account for any adjustment in the total price due to already available reward points, if any with the subscriber OR any of the refund amount which needs to be adjusted against total price of new subscription. That is where it differentiates from ‘Total Receivable Cost’.</text:p>
      <text:list xml:id="list164045852820447" text:continue-numbering="true" text:style-name="WWNum48">
        <text:list-item>
          <text:p text:style-name="P24"><text:span text:style-name="T4">Total Receivable Cost Account</text:span>: This account attribute maintains the latest total amount that is expected to be paid by the subscriber. Ideally it is expected to contain the same value as contained in ‘Total Subscription Cost Account’. But in case subscriber has accumulated <text:s/>reward points as a result of his/her previous subscriptions, which he wishes upfront to adjust against the total cost of renewed subscription, while renewing it, the amount equivalent to reward points will be deducted from ‘total subscription cost’ and remaining amount will be assigned to ‘total receivable cost account’. Thus total receivable cost may be lesser than total subscription cost.</text:p>
        </text:list-item>
      </text:list>
      <text:p text:style-name="P8">Alternatively if there is any refund due from earlier subscription and subscriber is ok to have it adjusted against the renewed subscription price then the same gets deducted from <text:soft-page-break/>the value in total subscription cost account and considered as total receivable cost and maintained in total receivable cost account.</text:p>
      <text:p text:style-name="P8">There is another scenario where total receivable cost may be more that total subscription cost, but it may not be allowed by the merchants, or handled in a different way. Suppose a subscriber has not made 100% payment for earlier subscription and there is some due amount left for him/her to be paid. In case he/she renews the subscription, then the earlier due is added to total subscription cost of renewed subscription. In this case receivable amount may be more that total subscription amount. But merchants may not allow the renewal until earlier dues are paid. In such case this scenario may never occur. But the ecosystem has made a provision to handle it in ‘lenient’ way.</text:p>
      <text:list xml:id="list164045807485739" text:continue-numbering="true" text:style-name="WWNum48">
        <text:list-item>
          <text:p text:style-name="P24"><text:span text:style-name="T4">Total Received Cost Account</text:span>: It keeps track of amount received so far through multiple instalments during active subscription and dates on which each of the instalments is received. In case subscriber wishes to know how much payment he/she has made and on what dates, this account provides required information. At the end of the subscription the total amount in this account should be EQUAL to total amount in ’Total Receivable Cost Account’, which indicates that subscriber has made full payment of the subscription. In such case payment account can be closed. Otherwise it will get ‘deactivated’ but cannot be closed until these accounts get tallied in some alternate ways.</text:p>
        </text:list-item>
        <text:list-item>
          <text:p text:style-name="P24"><text:span text:style-name="T4">Refund Account</text:span>: There are multiple situations in which some part of total payment paid by a subscriber need to be refunded. Refund account keeps track of amount to be refunded.</text:p>
        </text:list-item>
      </text:list>
      <text:p text:style-name="P8">In case subscriber has made significant advance payment in one or more instalments much ahead of all deliveries, and price of few products in his/her subscription consignments have lowered than the ones used for calculating total subscription amount. In such case he/she will be eligible for refund.</text:p>
      <text:p text:style-name="P8">In case subscriber has made some advanced payment which was distributed across delivery baskets in the order of their delivery sequence, and before each of these baskets get delivered subscriber has altered contents of these deliveries OR dropped any intermediate delivery OR cancelled remaining subscription, in such cases too he/she will be eligible to gain remaining amount refunded back (based on refund rules set by merchant).</text:p>
      <text:p text:style-name="P8">A subscriber domain handles modification to subscription content in a unique way. If a new item needs to be added, existing item needs to be removed in remaining delivery baskets, it drops these baskets and recreates new delivery baskets having modified contents. Let’s term such modification as ‘delete baskets followed by add baskets’.</text:p>
      <text:p text:style-name="P8">If the modification related to dropping of one or more remaining delivery baskets, then these gets dropped. Let’s term this modification as ‘delete only baskets’.</text:p>
      <text:p text:style-name="P8"><text:s/>We know that when subscriber makes a payment, the payment gets distributed across ‘already delivered’ as well as ‘yet to be delivered’ delivery baskets in the order of their delivery sequence. </text:p>
      <text:p text:style-name="P8">If the delivery baskets being dropped as part of subscription content modification, contains part of payment received from subscriber, then the same should be moved to refund account before the basket gets dropped. In case the modification is of type ‘delete baskets followed by add baskets’, then the money moved to refund amount should again get assigned to newly created baskets in the order of their delivery sequence. In case the modification is of type ’delete only baskets’, then the moved money should get moved <text:soft-page-break/>back and distributed across remaining delivery baskets in the order of their delivery sequence. If the delivery basket getting dropped is the last basket OR of all the remaining baskets are getting removed in ‘delete only baskets’ philosophy, then the amount earlier moved to refund account is the amount to be refunded back to its subscriber.</text:p>
      <text:p text:style-name="P8">As described earlier the value in refund account influences decision related to Payment Account deactivation or closure. If the value is zero at the end of subscription, then it allows closing associated Payment account. Else it expects the amount to be refunded or adjusted against renewed subscription in order to close the account. Until then it enforces deactivation of payment account. <text:s text:c="2"/></text:p>
      <text:list xml:id="list164044706097213" text:continue-numbering="true" text:style-name="WWNum48">
        <text:list-item>
          <text:p text:style-name="P24"><text:span text:style-name="T4">Payment Account Status</text:span>: this flag indicates the status of a payment account. When payment account gets created along with new/renewed subscription the account status will be ‘ACTIVE’. If a subscription is completed with receipt of full subscription amount from subscriber and there is no refund to be made then account status will be ‘CLOSED’. But in case the closing of accounts in Payment account does not happen, then its status will become ‘INACTIVE’. </text:p>
        </text:list-item>
      </text:list>
      <text:p text:style-name="P8">Consider a scenario where subscriber has not made full payment even at the end of subscription and hence there is a positive difference between total receivable amount and total received amount <text:s/>OR consider a scenario where there is a refund to be made to subscriber but it has not been processed even after completion of subscription. In both cases the Payment account cannot be closed. In such cases the Payment Account will be tagged with a status ’INACTIVE’ and separate process need to be adopted for closure of all accounts inside that Payment Account so as to mark it as ‘CLOSED’.</text:p>
      <text:list xml:id="list164044897639072" text:continue-numbering="true" text:style-name="WWNum48">
        <text:list-item>
          <text:p text:style-name="P24"><text:span text:style-name="T4">Payment Processing Context: </text:span>Payment Processing Context is a tracker/pointer associated with a Payment account and responsible for tracking incoming payments against the accepted payment scheme and validating deliveries being dispatched against each of them. This it acts as a bridge between<text:span text:style-name="T4"> </text:span>Payment Account and Payment Scheme. </text:p>
        </text:list-item>
      </text:list>
      <text:p text:style-name="P8"/>
      <text:p text:style-name="P8">Payment Scheme represents standard rule definition which when applied to a subscription <text:s/>it calculates instalment amounts and payment cycles for each of these instalments, so as to determine how/when payments are expected to be received towards total due amount for that <text:s/>subscription. Merchant can define one or more payment schemes and offers them to subscribers. Subscribers opt for payment scheme of their choice/payment apatite. Thus same scheme can be associated with multiple subscriptions. But since the scheme makes use of metrics of each subscription to calculate payment cycles and instalment amounts, these values come different for different subscriptions.</text:p>
      <text:p text:style-name="P8"/>
      <text:p text:style-name="P8">Payment Processing Context (let’s call it as PPC) acts as an ‘instance’ of Payment Scheme for a payment account. Responsibility of PPC is to track full receipt of total subscription amount through series of payment instalments made (as per scheme definition) by a subscriber in associated payment account. The Context has following attributes</text:p>
      <text:list xml:id="list3130653655" text:style-name="WWNum51">
        <text:list-item>
          <text:p text:style-name="P16">Payment Scheme ID</text:p>
        </text:list-item>
        <text:list-item>
          <text:p text:style-name="P16">List of deliveries BEFORE which payment is expected and payment instalment expected on each delivery.</text:p>
        </text:list-item>
        <text:list-item>
          <text:p text:style-name="P16">List of instalments Collected so far and delivery sequence before which each of these instalments are collected.</text:p>
        </text:list-item>
        <text:list-item>
          <text:p text:style-name="P16"><text:soft-page-break/>Total Deliveries in subscription</text:p>
        </text:list-item>
        <text:list-item>
          <text:p text:style-name="P16">Total Due Amount</text:p>
        </text:list-item>
        <text:list-item>
          <text:p text:style-name="P16">Latest delivery sequence number which has just occurred.</text:p>
        </text:list-item>
        <text:list-item>
          <text:p text:style-name="P16">Status of Payment Processing Context( Active, Closed, Inactive)</text:p>
        </text:list-item>
      </text:list>
      <text:p text:style-name="P7"/>
      <text:p text:style-name="P8"/>
      <text:p text:style-name="P8">A Payment Processing Context has its own lifecycle as described below.</text:p>
      <text:p text:style-name="P9">Creation<text:span text:style-name="T4">: </text:span>When a payment scheme gets associated with a Payment Account the context gets created and the said scheme id is set in it.</text:p>
      <text:p text:style-name="P9">Initialization: When deliveries are pre-emptively created for a subscription (Subscription Specific Deliveries Created Event), the total delivery count will be updated in the Context. The total due amount is initialized at the same time. Also the deliveries before which instalment is expected are also set at this time.</text:p>
      <text:p text:style-name="P9">Cyclic modifications: There are number of events on which the context gets modified they are listed below.</text:p>
      <text:list xml:id="list2636796070" text:style-name="WWNum52">
        <text:list-item>
          <text:p text:style-name="P17">At the time of each Delivery (Delivery Prepared for Dispatch Event), the delivery wise due amount and the total due amount is recalculated, in order to accommodate the changes in offer prices, tagged prices and alteration of subscription content. So instalments values associated with yet to be done deliveries are corrected at this time. Total due amount is also corrected.</text:p>
        </text:list-item>
        <text:list-item>
          <text:p text:style-name="P17">When delivery is dispatched to subscriber (On Delivery Dispatch Event), latest delivery number is updated.</text:p>
        </text:list-item>
        <text:list-item>
          <text:p text:style-name="P17">When any alteration is made in the deliveries which are yet to be made the targeted deliveries are dropped first and then recreated with modified content in Subscriber domain (Subscription Specific Deliveries Created Event). On this trigger values of the attributes such as total deliveries count, total due amount, list of deliveries and instalments against remaining deliveries are modified as per the alteration made.</text:p>
        </text:list-item>
        <text:list-item>
          <text:p text:style-name="P17">When an instalment is received (Payment Received Event), the attributes such as total due amount, list of deliveries and instalments against remaining deliveries are modified as per the alteration made.</text:p>
        </text:list-item>
      </text:list>
      <text:p text:style-name="P9">Context Closure: When due payment becomes zero (after receiving all designated instalments), and when the latest delivery number cross the last delivery sequence, the context gets closed and notifies the parent payment account to get closed. For exception scenarios, such as subscriber has not made an intermediate payment, and <text:s/>further deliveries are stopped, there should be some fixed duration until which the contexts remains active, after which it becomes deactivated and notify the parent Payment Account to get deactivated. <text:s/></text:p>
      <text:h text:style-name="P5" text:outline-level="2">Payment Schemes</text:h>
      <text:p text:style-name="P10"/>
      <text:p text:style-name="P10">A Payment scheme is a rule defined by the merchant on how the payment can be received. There can be multiple payment schemes at the same time. A Payment scheme once defined cannot be modified. In case existing scheme is not the one desired by merchant then it should <text:soft-page-break/>be expired/retired by setting end date for the same and a new scheme should be defined with desired behaviour. In such case, even if a payment scheme is retired it will continue serving those subscription which have opted it for payment options, until end of each of these subscriptions. But after retirement date this scheme cannot be available for new subscriptions to be used.</text:p>
      <text:p text:style-name="P10">Let’s first go through basic attributes of a Payment Scheme.</text:p>
      <text:p text:style-name="P10">Every scheme is expected to have a unique <text:span text:style-name="T4">scheme Id</text:span>. Also each scheme will be given a meaningful <text:span text:style-name="T4">name</text:span> by which a merchant can distinguish a payment scheme from others.</text:p>
      <text:p text:style-name="P10"><text:span text:style-name="T4">Scheme description</text:span> provides description of the rule defined in a scheme (also example of its usage). The description provides information regarding how the payment cycles are determined, when subscriber will have to make payment also how much of the total payment he/she will have to make in each cycle. The intent of this information is, if subscriber has been given a choice to select a payment scheme among the available schemes, this information is expected to help him understand each scheme so as to make appropriate choice as per his/her appetite.</text:p>
      <text:p text:style-name="P10"><text:span text:style-name="T4">Scheme Rule </text:span>is the Rule/formula which is used to calculate the payment cycles and part of payment in each cycle, under that scheme. In case merchant is using some simple mechanisms to determine payment cycles/payment parts, such as excel then the formula will be excel specific. For sophisticated computer based software system, it is recommended that some English like grammar should be developed using technologies such as ANTLR so that merchant should be able to define a new scheme by himself using this custom DSL. We will see in the lifecycle some examples of rule definitions which are self-intuitive and make use of very few keywords, so that even merchants themselves can define them without any development support.</text:p>
      <text:p text:style-name="P10"><text:span text:style-name="T4">Scheme start date and end date</text:span> fix the lifespan of a scheme. The response and consequences of any newly defined payment scheme are analysed by the merchant and accordingly he/she will determine if the scheme should be continued or closed down. Start and end dates help him/her do that.</text:p>
      <text:p text:style-name="P10">Every payment account should have single associated payment scheme.</text:p>
      <text:h text:style-name="P5" text:outline-level="2">Lifecycle </text:h>
      <text:h text:style-name="P6" text:outline-level="4">Payment Scheme Definition</text:h>
      <text:p text:style-name="P10"/>
      <text:p text:style-name="P10"/>
      <text:p text:style-name="P10">Here we are providing list of keywords and an associated grammar which forms a language of limited keywords which a merchant can use to define a payment scheme. A scheme definition is a sentence formed by creating appropriate formation of the allowed keywords which states </text:p>
      <text:p text:style-name="P10">What percentage of current/latest total payment to be made at the beginning (confirmation) of subscription</text:p>
      <text:p text:style-name="P10">AND</text:p>
      <text:p text:style-name="P10"><text:soft-page-break/>In what proportion the ‘repeatedly revised’ remaining payments are to be made</text:p>
      <text:p text:style-name="P10">When these payments are to be made (in terms of delivery number). </text:p>
      <text:p text:style-name="P10">We will see actual definitions of some popular payment schemes in a short while but before let’s list down the keywords and then significance in the scheme definition.</text:p>
      <text:p text:style-name="P10"><text:span text:style-name="T4">PAY</text:span> : A keyword used for starting scheme definition sentence, just for the purpose of giving sense to it, that it is defined for defining ’payment’ rule . This is a mandatory keyword and the scheme definition must start with this.</text:p>
      <text:p text:style-name="P10">It also indicates the type of payment made as well as its value/proportion by the keyword which follows it.</text:p>
      <text:p text:style-name="P10">For example: </text:p>
      <text:p text:style-name="P10">PAY 100% OF CURRENT SUBSCRIPTION AMOUNT: Tells that 100% of the latest total payment is to be made.</text:p>
      <text:p text:style-name="P10">PAY RESIDUAL DUE AMOUNT: Tells that after making advanced payment pay the latest remaining due payment in some proportion.</text:p>
      <text:p text:style-name="P10"><text:span text:style-name="T4">%</text:span> : In case the proportion of payment or part of payment is to be defined in percentage, this sign is used. It is expected to be used to calculate percentage of the ‘amount’ variable on which it is applied in the definition.</text:p>
      <text:p text:style-name="P10">This sign must be preceded with a number and must be followed with the word <text:s/>‘OF’ followed by amount variable name among the available amount related keywords such as ‘CURRENT SUBSCRIPTION AMOUNT’ or “RESIDUAL DUE AMOUNT’.</text:p>
      <text:p text:style-name="P10">Example: </text:p>
      <text:p text:style-name="P10">70% OF CURRENT SUBSCRIPTION AMOUNT</text:p>
      <text:p text:style-name="P10">50% OF RESIDUAL DUE AMOUNT</text:p>
      <text:p text:style-name="P10"><text:span text:style-name="T4">OF</text:span>: This term must be follow % keyword or a number describing proportion of N or REMAINING-N and must precede a numeric variable such as CURRENT SUBSCRIPTION AMOUNT, N, REAMAINING-N. There should be a multiplier term before this keyword, and variable after it. </text:p>
      <text:p text:style-name="P10">Example: 100% OF CURRENT SUBSCRIPTION AMOUNT, ½ OF N, 1/3 OF REMAINING-N etc.</text:p>
      <text:p text:style-name="P10"><text:span text:style-name="T4">CURRENT SUBSCRIPTION AMOUNT</text:span>: It indicates the total subscription amount at the time (latest) it is being referred in scheme definition. Since subscription amount keeps varying during subscription period, the word ‘CURRENT’ is used to emphasize the same. This keyword must precede OF which connects it with percentage value to indicate proportion of its value.</text:p>
      <text:p text:style-name="P10">Example: 40% OF CURRENT SUBSCRIPTION AMOUNT</text:p>
      <text:p text:style-name="P10"><text:soft-page-break/><text:span text:style-name="T4">ON</text:span>: The keyword is to be used before the name of a trigger/ an event, on which some action is expected. There are predefined events that can be allowed in scheme definition to follow this keyword.</text:p>
      <text:p text:style-name="P10">Example: ON SUBSCRIPTON CONFIRMATION, ON SUSBCRIPTION UPDATION </text:p>
      <text:p text:style-name="P10"><text:span text:style-name="T4">SUBSCRIPTION CONFIRMATION, SUBSCRIPTION COMPLETION, SUBSCRIPTION UPDATION</text:span>: These three are allowed events which can follow ON. <text:s/></text:p>
      <text:p text:style-name="P10">SUBSCRIPTION CONFIRMATION indicates initiation of a new/renewed subscription (after its confirmation from subscriber); </text:p>
      <text:p text:style-name="P10">SUBSCRIPTION COMPLETION indicates full (completion of all designated deliveries) or abrupt (cancellation) completion of subscription; </text:p>
      <text:p text:style-name="P10">SUBSCRIPTION UPDATION indicates any modification to the active subscription except cancellation.</text:p>
      <text:p text:style-name="P10"><text:span text:style-name="T4">AND</text:span>: This keyword is used to join two conditions in a scheme, where its predecessor is executed first and the one follows it should be considered once predecessor is completed. When the scheme is defined with a single condition, it is not required. </text:p>
      <text:p text:style-name="P10">Example: </text:p>
      <text:p text:style-name="P10"><text:span text:style-name="T5">PAY CURRENT SUBSCRIPTION AMOUNT FOR </text:span><text:span text:style-name="T4">1/4</text:span><text:span text:style-name="T6"> OF N</text:span><text:span text:style-name="T5"> DELIVERIES ON SUBSCRIPTION CONFIRMATION</text:span></text:p>
      <text:p text:style-name="P25">AND </text:p>
      <text:p text:style-name="P10">PAY RESIDUAL DUE AMOUNT AFTER <text:span text:style-name="T4">½ OF N</text:span>, <text:span text:style-name="T4">¾ OF N</text:span> DELIVERIES IN <text:span text:style-name="T4">DEFAULT</text:span> PROPORTION<text:span text:style-name="T5">.</text:span></text:p>
      <text:p text:style-name="P10"><text:s/>Here first condition is to pay 1/4<text:span text:style-name="T7">th</text:span> of current total amount on subscription confirmation. After this condition is fulfilled then only the second condition (to pay residual amount after some number of deliveries) will have to be evaluated.</text:p>
      <text:p text:style-name="P10"><text:span text:style-name="T4">PLUS</text:span>: It is used to join two conditions when two conditions have to be executed at the same time. Example:</text:p>
      <text:p text:style-name="P25">PAY </text:p>
      <text:p text:style-name="P10"><text:span text:style-name="T5">CURRENT SUBSCRIPTION AMOUNT FOR </text:span><text:span text:style-name="T6">1</text:span><text:span text:style-name="T5"> DELIVERY PLUS RESIDUAL DUE AMOUNT </text:span></text:p>
      <text:p text:style-name="P25">BEFORE EACH DELIVERY</text:p>
      <text:p text:style-name="P10">Here two conditions are to be met simultaneously. Current subscription amount of 1 delivery + residual due amount (due to price/content variation) from earlier/current delivery has to be paid BEFORE each delivery. </text:p>
      <text:p text:style-name="P10"><text:span text:style-name="T4">RESIDUAL DUE AMOUNT</text:span>: <text:s/>It indicates remaining payment after some initial payment has been made. It can be full subscription amount or payment yet to be made, depending upon how much payment has already been processed in earlier cycles.</text:p>
      <text:p text:style-name="P10"><text:soft-page-break/><text:span text:style-name="T4">BEFORE/AFTER</text:span>: Either of these keywords is used before some proportion of N (total number of deliveries) or REMAINING-N (number of remaining deliveries). These keywords indicate if the next payment is expected to be received before or after the calculated delivery number.</text:p>
      <text:p text:style-name="P11">Example: </text:p>
      <text:p text:style-name="P11">BEFORE EACH DELIVERY </text:p>
      <text:p text:style-name="P11">AFTER <text:span text:style-name="T4">½ OF N,</text:span> <text:span text:style-name="T4">¾ OF N</text:span> DELIVERIES </text:p>
      <text:p text:style-name="P11">BEFORE ½ OF REMAINING-N, 1/3 OF REMAINING-N DELIVERIES</text:p>
      <text:p text:style-name="P10"/>
      <text:p text:style-name="P10"><text:span text:style-name="T4">N</text:span>: N indicates number of total deliveries in a subscription. For a subscription value of N always remains constant unless subscriber changes total number of deliveries (by dropping any of them).</text:p>
      <text:p text:style-name="P10"><text:span text:style-name="T4">REMAINING-N</text:span>: It indicates number of remaining deliveries. Its value keeps changing as deliveries keep getting completed. </text:p>
      <text:p text:style-name="P10">Example: </text:p>
      <text:p text:style-name="P10">PAY 0% OF CURRENT SUBSCRIPTION AMOUNT ON SUBSCRIPTION CONFIRMATION</text:p>
      <text:p text:style-name="P10">AND PAY RESIDUAL DUE AMOUNT</text:p>
      <text:p text:style-name="P11">BEFORE ½ OF REMAINING-N, 1/3 OF REMAINING-N DELIVERIES</text:p>
      <text:p text:style-name="P10"/>
      <text:p text:style-name="P10">In a 12 deliveries subscription, since 0 amount is expected at confirmation, all the deliveries fall under REMAINING-N. So ½ of REAMAINING-N comes out to be 6 the delivery. Hence first payment is expected BEFORE 6<text:span text:style-name="T7">th</text:span> delivery. Once 6<text:span text:style-name="T7">th</text:span> Delivery is over the REMAINING-N will be 6. So 1/3 of REMAINING –N will come out to be 6(-&gt; the delivery that is already completed) + (1/3*6) ( -&gt; 1/3rd of the left deliveries) = 6+2=8<text:span text:style-name="T7">th</text:span> <text:s/>delivery. So all remaining payment is expected BEFORE 8<text:span text:style-name="T7">th</text:span> delivery. </text:p>
      <text:p text:style-name="P10"><text:span text:style-name="T4">DELIVERY/DELIVERIES</text:span>: The keyword indicates deliveries before/after which next part of payment is expected. It must appear after N or REMAINING-N, as either of them are indicative of sequence of deliveries. <text:span text:style-name="T4">Calculation of number of deliveries BEFORE/AFTER which residual payment is expected to be received in defined parts are calculated ONLY when deliveries are created/altered</text:span>.</text:p>
      <text:p text:style-name="P10">In case new subscription is created, it pre-emptively creates deliveries as per requirements specified by subscriber.</text:p>
      <text:p text:style-name="P10">In case subscriber alters subscription content, the deliveries after this alteration is dropped and newly created in order to accommodate customer’s alteration.</text:p>
      <text:p text:style-name="P3">In both these scenarios some event ‘Subscription Specific Deliveries Created Aggregate Event’ should be received from subscriber domain to payments domain describing creation/re-creation of deliveries. On this event payment milestones in terms of sequence number of deliveries should get calculated. Hence if there is no alteration to content of a subscription, then delivery numbers should be determined at the subscription registration.</text:p>
      <text:p text:style-name="P3"><text:soft-page-break/></text:p>
      <text:p text:style-name="P10">Example: ½ OF REMAINING-N, 1/3 OF REMAINING-N DELIVERIES</text:p>
      <text:p text:style-name="P10"><text:span text:style-name="T4">PROPORTION</text:span>: The keyword defines the proportion in which the payment should be received in each of the calculated payment cycle. It must precede either keyword ‘DEFAULT’ or numbers defined in proportion form such as 2:3. One fact must be understood that the count of numbers coming is proportion form MUST be equal to number of delivery phrases those are used before it.</text:p>
      <text:p text:style-name="P10">Example: IN DEFAULT PROPORTION, IN 3:4 PROPORTION, IN 2:3:4 PROPORTION.</text:p>
      <text:p text:style-name="P10">½ OF REMAINING-N, 1/3 OF REMAINING-N DELIVERIES IN 2:3 PROPORTION.</text:p>
      <text:p text:style-name="P10">Here there are two delivery phrases ½ OF REMAINING-N, 1/3 OF REMAINING-N. Hence the proportion phrase MUST contain two numbers i.e. 2:3</text:p>
      <text:p text:style-name="P10">½ OF REMAINING-N, 1/2 OF REMAINING-N, 1/2 OF REAMAINING-N DELIVERIES IN 2:3:4 PROPORTION.</text:p>
      <text:p text:style-name="P10">In above phrase you should be able to understand why the proportion phrase has 3 numbers.</text:p>
      <text:p text:style-name="P10"><text:span text:style-name="T4">DEFAULT/EQUAL</text:span>: This keyword is used before PROPORTION and indicates ‘Equal’ proportions of payment amount equally distributed across all the deliveries, which are calculated by the ‘BEFORE /AFTER XXXXXXXXX DELIVERIES’ clause. </text:p>
      <text:p text:style-name="P10">AFTER ½ OF REMAINING-N, 1/3 OF REMAINING-N DELIVERIES IN DEFAULT PROPORTION.</text:p>
      <text:p text:style-name="P10">In the above phrase the value of DEFAULT will come out to be 2 as there are two phrases related to DELIVERIES before/after which payment is expected. So the latest residual amount will be divided into 2 equal proportions (???).</text:p>
      <text:p text:style-name="P10">AFTER ½ OF REMAINING-N, 1/2 OF REMAINING-N, 1/2 OF REAMAINING-N DELIVERIES IN DEFAULT PROPORTION.</text:p>
      <text:p text:style-name="P10">In above statement value of DEFAULT is going to be 3. It means latest due amount gets divided/paid in 3 EQUAL proportions (???).</text:p>
      <text:p text:style-name="P10">But the above examples are partially true. This is because a new due amount may get added to residual due payment during deliveries, due to price/content variation. If any of these variations occur after earlier payment cycle of this clause ( i.e. after ½ of REMAININ-N) and before the next payment cycle, then the additional due amount if any gets divided into remaining payment cycles in equal proportion. In next payment (before which residual payment is revised) cycle is the last payment cycle, then latest due amount (including the additional due amount) will have to be paid BEFORE/AFTER it, as deemed by the scheme definition.</text:p>
      <text:p text:style-name="P10">To explain the further constraint in detail let’s consider above two examples with some hypothetical residual amount value. Let’s assume that Rs. 5000 of residual amount is due after making some advance payment on subscription confirmation. Total deliveries in this subscription are 12.</text:p>
      <text:p text:style-name="P10">In first example the deliveries AFTER which Rs. 5000 have to be paid back are </text:p>
      <text:p text:style-name="P10"><text:soft-page-break/>½*12= 6 <text:tab/>i.e. 6<text:span text:style-name="T7">th</text:span> delivery </text:p>
      <text:p text:style-name="P10">6+ ½*6= 9<text:tab/>i.e. 9<text:span text:style-name="T7">th</text:span> delivery</text:p>
      <text:p text:style-name="P10">Since residual amount is to be paid in DEFAULT proportion, residual amount is equally split in two proportions. This after 6<text:span text:style-name="T7">th</text:span> delivery Rs. 2500 have to be paid and after 9<text:span text:style-name="T7">th</text:span> delivery Rs. 2500 have to be paid. But after 6<text:span text:style-name="T7">th</text:span> delivery and before 9<text:span text:style-name="T7">th</text:span> delivery Rs. 300 gets added due to price variation/content alteration. IN this case after 9<text:span text:style-name="T7">th</text:span> delivery Rs. 2500 + 300 = Rs.2800 will have to be paid. Had there been a decrease of Rs 300 (instead of increase), after 9<text:span text:style-name="T7">th</text:span> delivery Rs. 2200 would have to be paid.</text:p>
      <text:p text:style-name="P10">In second example, with same conditions Rs. 5000 will have to be paid AFTER</text:p>
      <text:p text:style-name="P10">½*12= 6<text:tab/>i.e. 6<text:span text:style-name="T7">th</text:span> delivery</text:p>
      <text:p text:style-name="P10">6+ ½*6=9<text:tab/>i.e. 9<text:span text:style-name="T7">th</text:span> delivery</text:p>
      <text:p text:style-name="P10">9+ ½*3=11<text:tab/>i.e. 11<text:span text:style-name="T7">th</text:span> delivery.</text:p>
      <text:p text:style-name="P10">It means Rs. 5000 will be split into 3 parts each coming out to be Rs. 1666.67 to be paid in 6<text:span text:style-name="T7">th</text:span> , 9<text:span text:style-name="T7">th</text:span> and 11<text:span text:style-name="T7">th</text:span> delivery each.</text:p>
      <text:p text:style-name="P10">After first payment, Rs. 300 gets added to residual amount making remaining amount as 3333.34 + 300= 3633.34. Due to the scheme definition demanding DEFAULT proportion, this amount will be split in equal parts. So 1816.67 will have to be paid after 9<text:span text:style-name="T7">th</text:span> delivery and 1816.67 will have to be paid after 11<text:span text:style-name="T7">th</text:span> Delivery.</text:p>
      <text:p text:style-name="P10">Assume that Rs. 200 gets reduced from due amount due to content alteration. So after 11<text:span text:style-name="T7">th</text:span> delivery 1816.67 – 200 = Rs.1616.67 will be finally paid after 11<text:span text:style-name="T7">th</text:span> delivery.</text:p>
      <text:p text:style-name="P10"><text:span text:style-name="T4">X:Y:Z</text:span> : X,Y,Z are numbers separated by ‘:’ which together define proportion in which the payment needs to be received. Example: 2:3:4 determines that three incoming payments should be received in the proportion of 2:3:4. </text:p>
      <text:p text:style-name="P3">In either of DEFAULT OR X:Y:Z proportion, the amount to be paid on each milestone(BEFORE/AFTER a designated delivery),should be calculated when deliveries are getting prepared for dispatch. Hence Subscriber should notify through ‘Delivery Prepared for Dispatch Event’, where every time the total due amount is reconciled, number of remaining deliveries are taken into consideration and by referring to PROPORTION rule the latest due amount gets distributed in given proportion.</text:p>
      <text:p text:style-name="P10"><text:s/></text:p>
      <text:p text:style-name="P10">Merely understanding keyword do not give us sense of actual scheme definitions. So let’s define few payment schemes, explain the execution behind a payment scheme and discuss their pros and cons.</text:p>
      <text:h text:style-name="P6" text:outline-level="4">Payment Scheme I: Full ‘Tentative’ subscription amount in advance with residual payments in predefined instalments</text:h>
      <text:p text:style-name="P10"/>
      <text:p text:style-name="P10">In this scheme subscriber is expected to pay this 100 % current subscription amount in advance, as a prerequisite to initiate delivery of subscribed goods.</text:p>
      <text:p text:style-name="P10">Also the subscriber agrees to pay due payment (if any, due to offer price, tagged price or subscription content change) in one or more instalments during subscription tenure by setting <text:soft-page-break/>up the rule for determining delivery cycles Before/after which each instalment of due payment have to be made.</text:p>
      <text:p text:style-name="P10">The scheme definition given below.</text:p>
      <text:p text:style-name="P12">PAY </text:p>
      <text:p text:style-name="P12">100% OF CURRENT SUBSCRIPTION AMOUNT </text:p>
      <text:p text:style-name="P12">ON </text:p>
      <text:p text:style-name="P12">SUBSCRIPTION CONFIRMATION</text:p>
      <text:p text:style-name="P12">AND</text:p>
      <text:p text:style-name="P11">PAY </text:p>
      <text:p text:style-name="P11">RESIDUAL DUE AMOUNT </text:p>
      <text:p text:style-name="P11">AFTER </text:p>
      <text:p text:style-name="P11"><text:span text:style-name="T4">½ OF N,</text:span> <text:span text:style-name="T4">¾ OF N</text:span> DELIVERIES </text:p>
      <text:p text:style-name="P11">IN</text:p>
      <text:p text:style-name="P11"><text:span text:style-name="T4">DEFAULT</text:span> PROPORTION</text:p>
      <text:p text:style-name="P12"/>
      <text:p text:style-name="P10">The rule states that subscriber is expected to pay the 100% of latest total subscription amount, in advance at the time of subscription confirmation. Then he/she is expected to pay the due amount arising due to offer price variations and subscription content variations, after half of total deliveries and then after 3/4<text:span text:style-name="T7">th</text:span> of the total deliveries in EQUAL proportion.</text:p>
      <text:p text:style-name="P10">The rule can also be altered to change the way due payment is to be received.</text:p>
      <text:p text:style-name="P12">PAY </text:p>
      <text:p text:style-name="P12">100% OF CURRENT SUBSCRIPTION AMOUNT </text:p>
      <text:p text:style-name="P12">ON </text:p>
      <text:p text:style-name="P12">SUBSCRIPTION CONFIRMATION</text:p>
      <text:p text:style-name="P12">AND</text:p>
      <text:p text:style-name="P11">PAY </text:p>
      <text:p text:style-name="P11">RESIDUAL DUE AMOUNT </text:p>
      <text:p text:style-name="P11">AFTER </text:p>
      <text:p text:style-name="P11"><text:span text:style-name="T4">½ OF REMAINING-N,</text:span> <text:span text:style-name="T4">¾ OF REMAINING-N</text:span> DELIVERIES </text:p>
      <text:p text:style-name="P11">IN </text:p>
      <text:p text:style-name="P11"><text:span text:style-name="T4">DEFAULT</text:span> PROPORTION.</text:p>
      <text:p text:style-name="P12"/>
      <text:p text:style-name="P10">The difference here is, the use of REMAINING-N instead of N. It means subscriber is expected to pay the residual due amount after ½ of the remaining deliveries count, followed by 3/4<text:span text:style-name="T7">th</text:span> of the ‘then remaining’ amount. </text:p>
      <text:p text:style-name="P10">So if total deliveries for a subscription are 12, then ‘REMAINING’ deliveries will 12 (as first payment is made on subscription confirmation when no deliveries have yet been made). So ½ of 12 will come out to be 6. Thus next instalment will be after 6<text:span text:style-name="T7">th</text:span> Delivery. </text:p>
      <text:p text:style-name="P10">After 6<text:span text:style-name="T7">th</text:span> delivery, remaining deliveries will become 6. <text:s/>So 3/4<text:span text:style-name="T7">th</text:span> of remaining will be ¾*6=5. Since earlier payment is expected to have been made after 6<text:span text:style-name="T7">th</text:span> delivery, next payment is expected after 6+5=11<text:span text:style-name="T7">th</text:span> delivery (before last delivery).</text:p>
      <text:p text:style-name="P10"/>
      <text:p text:style-name="P26"><text:soft-page-break/>Advantages:</text:p>
      <text:p text:style-name="P10">Main advantage of this scheme is reduction of risk associated with no payment for already delivered goods as full amount calculated during subscription is already received at the time of subscription confirmation. Also newly arising due amount is also getting received after predefined deliveries. </text:p>
      <text:p text:style-name="P26">Disadvantages:</text:p>
      <text:p text:style-name="P10">Though this scheme tries to cover risk for merchant it is not very subscriber friendly as subscriber may be reluctant to invest large amount on account of tentative payment, in advance.</text:p>
      <text:p text:style-name="P10">If this scheme needs to be provided as one of the payment option to subscribers, it may be associated some additional benefits for making full tentative payment in advance.</text:p>
      <text:h text:style-name="P6" text:outline-level="4"/>
      <text:h text:style-name="P6" text:outline-level="4">Scheme II: Keep minimum threshold balance in payment account for satisfy one or more future deliveries.</text:h>
      <text:p text:style-name="P10"/>
      <text:p text:style-name="P10">This scheme expects a subscriber to agree to keep minimum balance equivalent to ‘tentative’ payment for one or more deliveries in his/her payment account in advance. Unlike earlier scheme expecting full payment in advance this scheme expects advance of one or few deliveries, ahead of their dispatch.</text:p>
      <text:p text:style-name="P10">Deliveries will keep on happening for subscriber, until amount equal to tentative amount for a delivery plus the due amount arising due to variations in offer price/subscription content is available(paid in advance) in the payment account of a subscriber. When this amount falls shorter than this minimum threshold amount, deliveries are blocked.</text:p>
      <text:p text:style-name="P10">Here subscriber is not mandated to pay a fixed amount is advance. But a minimum threshold amount is expected to be available in his/her ‘Received Cost Account’.</text:p>
      <text:p text:style-name="P10">The scheme definition is something of following type. </text:p>
      <text:p text:style-name="P25">PAY </text:p>
      <text:p text:style-name="P10"><text:span text:style-name="T5">100% OF SUBSCRIPTION AMOUNT FOR </text:span><text:span text:style-name="T6">1</text:span><text:span text:style-name="T5"> DELIVERY </text:span></text:p>
      <text:p text:style-name="P25">PLUS</text:p>
      <text:p text:style-name="P10"><text:span text:style-name="T5">RESIDUAL DUE AMOUNT BEFORE </text:span><text:span text:style-name="T6">N - REMAINING-N</text:span><text:span text:style-name="T5"> DELIVERIES</text:span></text:p>
      <text:p text:style-name="P10"/>
      <text:p text:style-name="P10">The formula N – REMAINING-N will keep on ensuring that total balance payment accumulated before each delivery is getting paid in advance/kept in account as minimum balance.</text:p>
      <text:p text:style-name="P10">Before 1<text:span text:style-name="T7">st</text:span> delivery N=12, REMAINING-N=12 so this expression evaluates to 0 DELIVERY. It means before first delivery pay the latest due amount.</text:p>
      <text:p text:style-name="P10">Before 2<text:span text:style-name="T7">nd</text:span> delivery N=12, REMAINING-N=11, so this expression evaluates to 1 and so on….</text:p>
      <text:p text:style-name="P10"><text:soft-page-break/>Deliveries will keep on happening until this rule is getting satisfied. Else deliveries are blocked until subscriber refills his/her payment account so as to satisfy the rule.</text:p>
      <text:p text:style-name="P26">Advantages:</text:p>
      <text:p text:style-name="P10">This payment scheme is a good trade-off between subscriber friendliness and merchant risk covering. As subscribers are paying for minimum one (or more) delivery (plus some additional amount to compensate for changes) in advance, merchants have lesser risks of no payment scenario. The risk may only be associated with recovery of due amount.</text:p>
      <text:p text:style-name="P10">As subscribers have to pay for only one or more deliveries in advance they need not have to invest large amount in advance for future deliveries.</text:p>
      <text:p text:style-name="P26">Disadvantages:</text:p>
      <text:p text:style-name="P10">As subscribers are paying for only one delivery in advance, they may use subscription business model as instantaneous business where they will subscribe for longer term thereby ensuring more benefits registered, pay for one or more deliveries in advance, receive some portion of awarded benefits and cancel subscription after one or two deliveries.</text:p>
      <text:p text:style-name="P10">Such short term cancellations may also make the merchant sacrifice the due amount accumulated at these subscribers due to price/content variations.</text:p>
      <text:h text:style-name="P6" text:outline-level="4"/>
      <text:h text:style-name="P6" text:outline-level="4">Scheme III: Partial Advance payment with residual payments in predefined instalments </text:h>
      <text:p text:style-name="P10"/>
      <text:p text:style-name="P10">Partial advanced payments is just a variation of scheme II (keeping minimum threshold balance in payment account). Here the scheme definition is exactly the same as scheme II. The only difference is number of deliveries for which advanced payment is sought.</text:p>
      <text:p text:style-name="P10"><text:span text:style-name="T5"><text:s/>PAY 100% OF SUBSCRIPTION AMOUNT FOR </text:span><text:span text:style-name="T4">1/4</text:span><text:span text:style-name="T6"> OF N</text:span><text:span text:style-name="T5"> DELIVERIES </text:span></text:p>
      <text:p text:style-name="P25">ON SUBSCRIPTION CONFIRMATION</text:p>
      <text:p text:style-name="P25">AND </text:p>
      <text:p text:style-name="P10">PAY RESIDUAL DUE AMOUNT AFTER <text:span text:style-name="T4">½ OF N</text:span>, <text:span text:style-name="T4">¾ OF N</text:span> DELIVERIES IN <text:span text:style-name="T4">DEFAULT</text:span> PROPORTION<text:span text:style-name="T5">.</text:span></text:p>
      <text:p text:style-name="P10">The scheme states that subscriber is expected to pay total subscription amount (calculated at the time of subscription registration) for 3 deliveries (if total deliveries are 12). And then pay the accumulated due after 6<text:span text:style-name="T7">th</text:span> delivery and later after 9<text:span text:style-name="T7">th</text:span> delivery.</text:p>
      <text:p text:style-name="P10">One this that MUST be understood here that subscriber has made payment of 3 deliveries in advance does not mean, the received amount will last until 3 deliveries. Due to price variations or content variation, the paid advance may fall short of latest total amount of third delivery (calculated at the time of preparing 3<text:span text:style-name="T7">rd</text:span> delivery ready for dispatch). In such case third delivery will not stop from dispatching as this excess amount will be recovered in 6<text:span text:style-name="T7">th</text:span> and 9<text:span text:style-name="T7">th</text:span> deliveries.</text:p>
      <text:p text:style-name="P10">One can use REMAINING-N instead of N while defining rule for due amount recovery.</text:p>
      <text:p text:style-name="P26"><text:soft-page-break/>Advantages:</text:p>
      <text:list xml:id="list3200696111" text:style-name="WWNum42">
        <text:list-item>
          <text:p text:style-name="P18">As compared to scheme II it covers more risk for the merchant as subscriber is paying for more than one delivery in advance.</text:p>
        </text:list-item>
        <text:list-item>
          <text:p text:style-name="P18">As subscribers are made to pay for more number of deliveries, the likelihood of they using subscription model as instantaneous business is lesser as they will at least tend to stick to number of deliveries for which they have made advanced payment.</text:p>
        </text:list-item>
      </text:list>
      <text:p text:style-name="P26">Disadvantages:</text:p>
      <text:list xml:id="list3566763445" text:style-name="WWNum43">
        <text:list-item>
          <text:p text:style-name="P19">Subscribers may find it obligatory to make payment for three/four deliveries (depending upon multiplier to total deliveries count ¼, ½ etc.) as it may be a handsome amount that they may need to invest.</text:p>
        </text:list-item>
        <text:list-item>
          <text:p text:style-name="P19">It introduces a new risk. In case subscriber has paid for 3 deliveries in advance, but at the time of 3<text:span text:style-name="T7">rd</text:span> delivery the balance amount is falling short of the total due, still 3<text:span text:style-name="T7">rd</text:span> delivery will take place. After this if subscriber chooses to close subscription, it will be difficult to recover residual amount. The problem grows bigger if subscriber has paid for 3 deliveries and received 5 deliveries, and then drops off. Since the next payment (after first advance) is due after 6<text:span text:style-name="T7">th</text:span> delivery, subscriber is eligible to enjoy up to 6 deliveries without making any payment in addition to earlier payment of 3 deliveries. Thus some risk of merchant loosing due payment expected from subscribers, as recovery of due payment may start later than deliveries until which advance payment is made, and subscriber may cancel subscription after full consumption of advanced payment.</text:p>
        </text:list-item>
      </text:list>
      <text:p text:style-name="P8">Of course the problem can be minimized by merchant setting next delivery sequences closer to ending of deliveries until which advance payment is made.</text:p>
      <text:h text:style-name="P6" text:outline-level="4">Scheme IV: Zero advanced payment with residual payments in predefined instalments</text:h>
      <text:p text:style-name="P10"/>
      <text:p text:style-name="P10">In case merchant is ready to take risk and let subscriber start receiving their deliveries without any advanced payment until certain deliveries, this scheme is to be configured.</text:p>
      <text:p text:style-name="P10">PAY <text:span text:style-name="T5">0% OF CURRENT SUBSCRIPTION AMOUNT ON SUBSCRIPTION CONFIRMATION</text:span></text:p>
      <text:p text:style-name="P25">AND </text:p>
      <text:p text:style-name="P10">PAY RESIDUAL DUE AMOUNT AFTER <text:span text:style-name="T4">1/4 OF N, 1/2 OF N</text:span>, <text:span text:style-name="T4">3/4 OF N</text:span> DELIVERIES IN <text:span text:style-name="T4">DEFAULT</text:span> PROPORTION<text:span text:style-name="T5">.</text:span></text:p>
      <text:p text:style-name="P10">In this case subscriber will start receiving deliveries regardless of any payments made in the beginning. He/she is expected to start making the payments after ¼ th of total deliveries, ½ of total deliveries and 3/4<text:span text:style-name="T7">th</text:span> of total deliveries in equal proportion. The payments should include equal part of the tentative payment as well as equal part of the residual due payment arising due to price/subscription content variations.</text:p>
      <text:p text:style-name="P26">Advantages:</text:p>
      <text:list xml:id="list4026712903" text:style-name="WWNum44">
        <text:list-item>
          <text:p text:style-name="P20">For subscribers this can be the best payment scheme as they don’t have to pay anything in advance and have the ability to pay for the total subscription in multiple instalments.</text:p>
        </text:list-item>
      </text:list>
      <text:p text:style-name="P26">Disadvantages:</text:p>
      <text:list xml:id="list347156314" text:style-name="WWNum45">
        <text:list-item>
          <text:p text:style-name="P21"><text:soft-page-break/>The riskiest payment scheme as far as merchant is concerned. In case a subscriber withdraws his/her subscription prior to first payment instalment, it may become difficult to recover the payment for the deliveries made so far.</text:p>
        </text:list-item>
      </text:list>
      <text:p text:style-name="P10">Merchant may wish to use the same only for the subscribers who have collected large number of benefit/reward points, so that any payment missing from a subscriber can be recovered from these reward points.</text:p>
      <text:h text:style-name="P13" text:outline-level="2">Creation of Payment Account</text:h>
      <text:p text:style-name="P10"/>
      <text:p text:style-name="P10">Payment Account gets created when subscription confirmation Event is received from Subscriber domain, which indicates that some new or renewed subscription is confirmed by its subscriber. It is expected that the information of payment scheme opted by that subscriber should also be received with this event, in case the ecosystem is tuned to provide multiple payment scheme options to subscribers to choose from. At the time of creation the payment account should know the subscriber Id and subscription Id to which this account is getting associated.</text:p>
      <text:h text:style-name="P13" text:outline-level="2">Updating the advance payment, instalment cycles and determining ‘go’/’no go’ for first delivery</text:h>
      <text:p text:style-name="P10"><text:s/></text:p>
      <text:p text:style-name="P10">As described in description of payment processing context, when deliveries of a newly confirmed subscription are pre-emptively created by ecosystem, the deliveries created event brings in enough information to enable creation of payment processing context. For rest of the lifecycle of the context please refer to its section.</text:p>
      <text:p text:style-name="P10">The main objective of Payment Processing Context is to bind a Payment Account with the selected Payment Scheme as there is no directly association between them. </text:p>
      <text:p text:style-name="P10">Payment scheme is responsible for understanding the scheme definition and given the total number of deliveries in a subscription responsible to provide the delivery numbers BEFORE which instalments are expected.</text:p>
      <text:p text:style-name="P10">So Payment Processing Context directs the associated scheme to calculate these instalment delivery sequences and stores these sequence numbers once obtained.</text:p>
      <text:p text:style-name="P10">Payment scheme also determines how much payment is expected in advance. So the context should also receive the amount which should be expected as advance payment. Once this value is received the context is responsible for validating that with the payment received from subscriber (Payment Received Event) and determines if adequate payment is received so as to allow first delivery to be processed.</text:p>
      <text:p text:style-name="P27">Recycling the Due amount value</text:p>
      <text:p text:style-name="P10">On receiving of ‘Delivery Ready For Dispatch’ event, the calculation of latest due amount is carried by Payment Processing Context, where following are recalculated and state of context is updated.</text:p>
      <text:list xml:id="list2596642784" text:style-name="WWNum53">
        <text:list-item>
          <text:p text:style-name="P22">changes in offer prices of none committed products, due demand dynamics</text:p>
        </text:list-item>
        <text:list-item>
          <text:p text:style-name="P22">changes in offer prices of percent discount committed products due to tagged price changes </text:p>
        </text:list-item>
        <text:list-item>
          <text:p text:style-name="P22"><text:soft-page-break/>Changes in number of deliveries yet to be made and total due amount of each delivery (thereby total due amount) due to changes in subscription content.</text:p>
        </text:list-item>
      </text:list>
      <text:p text:style-name="P10">These calculations also refresh Total Receivable Cost Account, Delivery Cost Account.</text:p>
      <text:p text:style-name="P27">Processing received Payment</text:p>
      <text:p text:style-name="P10">When payment is received from subscriber the Payment domain gets notified with ‘Payment Received Event’, which contains the subscription details and payment amount.</text:p>
      <text:p text:style-name="P10">The payment amount gets distributed in lined up deliveries so as to fulfil payment demand of each delivery in the order of their delivery sequence. The amount equal to due amount for first delivery is deducted from it and then remaining payment is taken to next delivery in sequence and so on.</text:p>
      <text:p text:style-name="P10"><text:s/>The deliveries for which due amount is getting fulfilled by incoming payment are also updated in Payment Processing Context. In case payment is received before Xth delivery, this delivery sequence is compared with expected delivery sequence to find match. In case match is found OR payment is made much ahead of Xth delivery, then the expected instalment amount is matched with received amount. In case both these criteria then it removes the next delivery instalment sequence ( from list of deliveries before which payment is expected),updates lists of instalments collected against the delivery sequence before which it is collected and notifies the Subscriber domain to allow next delivery.</text:p>
      <text:p text:style-name="P10">In case either of criteria does not match the Context is expected to notify Subscriber domain, not to proceed with next delivery for this subscription and necessary notification to subscriber is initiated.</text:p>
      <text:p text:style-name="P10">The incoming payment is getting validated against expected advance payment, if it is made on subscription confirmation it is used to validate the go/no go of first delivery.</text:p>
      <text:p text:style-name="P10">The incoming gets validated against validated against the latest due instalment amount so as to decide go/no go of next delivery.</text:p>
      <text:p text:style-name="P27">Handling Alterations to Delivery Content</text:p>
      <text:p text:style-name="P10">In case subscriber decides to alter content of his (remaining) deliveries, he/she can do either of multiple of following</text:p>
      <text:list xml:id="list3706487037" text:style-name="WWNum54">
        <text:list-item>
          <text:p text:style-name="P23">He/she may add new product or increase quantity of already subscribed product(s)</text:p>
        </text:list-item>
        <text:list-item>
          <text:p text:style-name="P23">He/she may reduce product or decrease quantity of already subscribed product(s)</text:p>
        </text:list-item>
        <text:list-item>
          <text:p text:style-name="P23">He/she may altogether drop one or more deliveries OR may drop all remaining deliveries if he/she is aborting current subscription.</text:p>
        </text:list-item>
      </text:list>
      <text:p text:style-name="P10">In all the above scenarios the total due amount as well as probably the instalment delivery numbers are subject to modifications.</text:p>
      <text:h text:style-name="P5" text:outline-level="2">Example</text:h>
      <text:p text:style-name="P10"/>
      <text:p text:style-name="P10"><text:soft-page-break/>Let’s take a detailed example of the above payment scheme to understand how due amount and its corrections are periodically calculated and how the due is collected in instalments as per the scheme definition for collection.</text:p>
      <text:p text:style-name="P10">Consider the following payment scheme definition for illustration.</text:p>
      <text:p text:style-name="P12">PAY </text:p>
      <text:p text:style-name="P12">100% OF CURRENT SUBSCRIPTION AMOUNT </text:p>
      <text:p text:style-name="P12">ON </text:p>
      <text:p text:style-name="P12">SUBSCRIPTION CONFIRMATION</text:p>
      <text:p text:style-name="P12">AND</text:p>
      <text:p text:style-name="P11">PAY </text:p>
      <text:p text:style-name="P11">RESIDUAL DUE AMOUNT </text:p>
      <text:p text:style-name="P11">AFTER </text:p>
      <text:p text:style-name="P11"><text:span text:style-name="T4">½ OF REMAINING-N,</text:span> <text:span text:style-name="T4">¾ OF REMAINING-N</text:span> DELIVERIES </text:p>
      <text:p text:style-name="P11">IN </text:p>
      <text:p text:style-name="P11"><text:span text:style-name="T4">DEFAULT</text:span> PROPORTION.</text:p>
      <text:p text:style-name="P10"/>
      <text:p text:style-name="P10">A subscriber has subscribed for the ‘current’ total subscription amount of Rs. 12,000 for a yearly subscription and opted for all monthly deliveries. He has subscribed for products X<text:span text:style-name="T9">1</text:span>, X<text:span text:style-name="T9">2</text:span>, X<text:span text:style-name="T9">3 <text:s text:c="2"/></text:span>each of them with a subscribed quantity/volume/weight. <text:s/>X<text:span text:style-name="T9">1</text:span> belongs to ‘price committed category’, X<text:span text:style-name="T9">2</text:span> belongs to ‘percent discount committed’ category and X<text:span text:style-name="T9">3</text:span> belongs to ‘none committed category’. <text:s/>Let’s assume for simplicity that all deliveries are uniformly distributed in quantity and price and hence due payment for each delivery comes out to be 1000 Rs (i.e. 12,000/12)</text:p>
      <text:p text:style-name="P10">Hence as per the scheme the <text:span text:style-name="T4">subscriber has made the ‘Current’ full payment of Rs. 12,000 at the time of subscription confirmation</text:span>.</text:p>
      <text:p text:style-name="P10">Also when subscription gets confirmed, 12 deliveries are pre-emptively created in the Subscriber domain and ‘<text:span text:style-name="T4">deliveries creation event</text:span>’ is received by the Payments domain. On this event first part of scheme definition is executed to determine the sequence number of deliveries, before/after which payment instalments are to be expected. The execution resulted that instalments will be made after 6<text:span text:style-name="T7">th</text:span> and 11<text:span text:style-name="T7">th</text:span> deliveries. Remember that the ‘proportion’ context is not considered while determining the sequence number of deliveries. These delivery number are stored in some sort of <text:span text:style-name="T4">PaymentProcessingContext</text:span>, an agent associated with each payment account which is responsible for tracking the execution of payment receipts as per the opted scheme, until end of last payment.</text:p>
      <text:p text:style-name="P10">As stated earlier the due payment is reconciled at event ‘Delivery Ready For Dispatch’ event being received from Subscriber domain. <text:span text:style-name="T4">At the time of dispatch of first delivery</text:span>, there is a change detected in price of X<text:span text:style-name="T9">3. </text:span>Since X<text:span text:style-name="T9">3</text:span> belongs to ‘none committed’ category, the difference arising due price change per unit multiplied by remaining units of X<text:span text:style-name="T9">3</text:span> contributed to the due amount. Assume that the <text:span text:style-name="T4">due getting calculated as 116 Rs</text:span>. </text:p>
      <text:p text:style-name="P10">The ‘Delivery Ready For Dispatch’ event also triggers a verification to check if the current delivery number is the one (immediately) after which a payment is expected. In such case it also reconciled the total due amount as well as applies the ‘PROPORTION’ context, where it breaks the latest total due into the parts as determined by ‘IN XXX PROPROTION’ clause. <text:soft-page-break/>Since first delivery is not the one after which payment should be expected, none of these activities will be executed.</text:p>
      <text:p text:style-name="P10"><text:span text:style-name="T4">At dispatch of second delivery</text:span>, due to <text:span text:style-name="T4">reduction</text:span> in the offer price of X<text:span text:style-name="T9">3</text:span> product, <text:span text:style-name="T4">the due amount reduction due to this price change in this delivery was - 34 Rs</text:span>. Hence the total due amount now turns out to be <text:span text:style-name="T4">116 - 34= 82</text:span> Rs.</text:p>
      <text:p text:style-name="P10">Again, since it is not the delivery after which any payment is expected, no processing of ‘PROPROTION’ context takes place.</text:p>
      <text:p text:style-name="P10"><text:span text:style-name="T4">At 3</text:span><text:span text:style-name="T8">rd</text:span><text:span text:style-name="T4"> delivery</text:span> with similar calculation the <text:span text:style-name="T4">total due is increased from 82 Rs. to 100 Rs</text:span>. Again this change is due to offer price variations in the X<text:span text:style-name="T9">3</text:span> (‘none committed’ products).</text:p>
      <text:p text:style-name="P10">As you must have seen there is no change made in subscription content yet. Also there is no change in the tagged price (purchase price and MRP) of any product in the subscription registered by the subscriber. Hence the due is arising only due to offer price variations in the ‘none committed’ product(X<text:span text:style-name="T9">3</text:span>) in that subscription.</text:p>
      <text:p text:style-name="P10"><text:span text:style-name="T4">After 3</text:span><text:span text:style-name="T8">rd</text:span><text:span text:style-name="T4"> delivery, subscriber has added quantity of 1 unit ‘per delivery’ for X</text:span><text:span text:style-name="T10">1</text:span><text:span text:style-name="T9"> </text:span>(price committed).<text:span text:style-name="T9"> <text:s/></text:span></text:p>
      <text:p text:style-name="P10">Since 9 deliveries are yet to be made, X<text:span text:style-name="T9">1 </text:span>has total additional subscription of 9 units. The new offer price committed for these 9 units is 53 Rs. as against the earlier committed offer price of 50 Rs. Hence the total due amount due to increase in subscription for X<text:span text:style-name="T9">1 </text:span>= 9 new units * 53 Rs=477 Rs. It is added to the existing due of 100 Rs. on the subscription change event. So total due has become 577 Rs. <text:s/></text:p>
      <text:p text:style-name="P10"><text:span text:style-name="T4">At the same time subscriber has added quantity of 1 unit per delivery for X</text:span><text:span text:style-name="T10">2</text:span><text:span text:style-name="T9">. <text:s/></text:span>So with similar calculation as above the total new subscriptions for remaining deliveries for X<text:span text:style-name="T9">2 </text:span>are 9 units. As compared to earlier discount percent of 9%, new discount of 10% has been committed to the subscriber for these 9 units. Since MRP of X<text:span text:style-name="T9">2 </text:span>is Rs.100 the total due amount due to new additions to X<text:span text:style-name="T9">2 </text:span>=9 units * (10% of 100 per unit)=9*90=810 Rs. <text:span text:style-name="T4">Thus total due has become 577 +810=1387 Rs.</text:span></text:p>
      <text:p text:style-name="P10">Alteration of 4<text:span text:style-name="T7">th</text:span> till 12<text:span text:style-name="T7">th</text:span> deliveries (for adding 1 more unit of X<text:span text:style-name="T9">1</text:span>), makes these deliveries get dropped and recreated in Subscriber domain. It will again make Payments domain receive ‘<text:span text:style-name="T4">deliveries creation event</text:span>’. On this trigger total number of deliveries (past and future) in this subscription are recalculated. Since they are found to be 12, they match the total deliveries maintained in PaymentProcessingContext. Hence no instalment cycle determination takes place. The instalments are still to be made after 6<text:span text:style-name="T7">th</text:span> and 11<text:span text:style-name="T7">th</text:span> deliveries respectively.</text:p>
      <text:p text:style-name="P10"><text:span text:style-name="T4">In fourth delivery the total due is ‘corrected’ due to change in offer price of X</text:span><text:span text:style-name="T10">3 </text:span><text:span text:style-name="T4">by -27 Rs. So total due amount is corrected to 1387 -27=1360 Rs.</text:span></text:p>
      <text:p text:style-name="P10"><text:span text:style-name="T4">Before 5</text:span><text:span text:style-name="T8">th</text:span><text:span text:style-name="T4"> delivery, MRP of X</text:span><text:span text:style-name="T10">1 </text:span><text:span text:style-name="T4">has changed</text:span>. But since X<text:span text:style-name="T9">1 </text:span>has opted for price committed category, this change will not impact on the offer price committed in this subscription. </text:p>
      <text:p text:style-name="P10"><text:span text:style-name="T4">Also before 5</text:span><text:span text:style-name="T8">th</text:span><text:span text:style-name="T4"> delivery MRP of X</text:span><text:span text:style-name="T10">2 </text:span><text:span text:style-name="T4">has also undergone change. From 100 Rs. to 110 Rs</text:span>. Since X<text:span text:style-name="T9">2 </text:span>has opted to be a percent discount committed category, the change in the MRP will surely influence the due amount as the percentage discount will be applicable to the new MRP in order to derive offer price. Let’s see how the calculations for X<text:span text:style-name="T9">2 </text:span>are made.</text:p>
      <text:p text:style-name="P10"><text:soft-page-break/>On the ‘<text:span text:style-name="T4">Tagged Price Change Event</text:span>’ the calculation of new due is triggered for X<text:span text:style-name="T9">2 </text:span>ONLY (since change of tagged price impacts to only percent discount committed products). Assume that at the time of subscription confirmation, subscriber had opted for 1 unit per delivery of X<text:span text:style-name="T9">2</text:span>, resulting into total 12 units for the total subscription tenure with a committed discount of 9%. Out of which, 4 deliveries have already been made, resulting into consumption of 4 units from this price bucket. It means 8 units have yet to be delivered. Subscriber has already made advance payment of 12 units with 9% discount on earlier MRP of 100 Rs. Now he will have to pay the difference as the (committed) discount percentage will be applied to revised MRP of 110 Rs. </text:p>
      <text:p text:style-name="P10">Difference due amount= 8 remaining units * ((9% discount on 110)-(9% discount on 100))</text:p>
      <text:p text:style-name="P26">Difference due amount= 8*(100.10 -91) = 8*9.10 = 72.80 Rs.<text:tab/></text:p>
      <text:p text:style-name="P26">Total due amount will be 1360 + 72.80 =1432.80 Rs.</text:p>
      <text:p text:style-name="P10">Also we have seen that subscriber had added 1 unit each per delivery of X<text:span text:style-name="T9">2 </text:span>after 3<text:span text:style-name="T7">rd</text:span> delivery, resulting into total of 9 Units. The price bucket for these 9 units offered 10% discount on latest MRP. Out of these 9 units, 1 unit has already been delivered in 4<text:span text:style-name="T7">th</text:span> delivery. Since MRP has undergone change before 5<text:span text:style-name="T7">th</text:span> delivery, remaining 8 units will also contribute to total due amount. Referring to the same calculation as given above. The due amount contribution will be</text:p>
      <text:p text:style-name="P10">= 8 remaining units *((10% discount on 110) – (10% discount on 100))</text:p>
      <text:p text:style-name="P10">= 8*(99-90) =72 Rs.</text:p>
      <text:p text:style-name="P26">So total due amount will increase to 1432.80 +72 = 1504.8 Rs.</text:p>
      <text:p text:style-name="P10"><text:span text:style-name="T4">At 5</text:span><text:span text:style-name="T8">th</text:span><text:span text:style-name="T4"> <text:s/>and 6</text:span><text:span text:style-name="T8">th</text:span><text:span text:style-name="T4"> delivery there is no change occurred in the prices of X</text:span><text:span text:style-name="T10">3</text:span> .<text:span text:style-name="T4">Also, these is not change to price of X</text:span><text:span text:style-name="T10">2 </text:span><text:span text:style-name="T4">as MRP remains stable</text:span> at new value. Since there is no change in the subscription content the total due amount remained stable at 1504.80 Rs.</text:p>
      <text:p text:style-name="P10">On ‘<text:span text:style-name="T4">Delivery Prepared For Dispatch</text:span>’ event for 6<text:span text:style-name="T7">th</text:span> Delivery, it is identified that this is ‘THE’ delivery after which payment instalment is expected. Here the ‘PROPROTION’ context is processed to identify the split of latest due amount in number of cycles as defined in PROPORTION clause. As of now 1504.80 Rs. are due which is expected to be paid in <text:span text:style-name="T4">two instalments in equal proportion</text:span>. So after 6<text:span text:style-name="T7">th</text:span> delivery subscriber is expected to pay 1504.80/2 = 752.40 Rs. <text:s/></text:p>
      <text:p text:style-name="P10"><text:span text:style-name="T4">In “Delivery Prepared For Dispatch’ event for 7</text:span><text:span text:style-name="T8">th</text:span><text:span text:style-name="T4"> delivery, </text:span>it is checked if the due instalment of 752.40 Rs has been made after 6<text:span text:style-name="T7">th</text:span> delivery or not. If this instalment is not received, then some kind of ‘Payment agreement violated event’ should be thrown by Payments domain. It will be received by Subscriber domain and according the 7<text:span text:style-name="T7">th</text:span> delivery should get stopped. Let’s assume that subscriber paid this amount.</text:p>
      <text:p text:style-name="P26">So after this payment the due amount (maintained in Payment Processing Context) is 752.40 Rs.</text:p>
      <text:p text:style-name="P10"><text:span text:style-name="T4">After 6</text:span><text:span text:style-name="T8">th</text:span><text:span text:style-name="T4"> delivery subscriber has decided to withdraw remaining subscription of X</text:span><text:span text:style-name="T10">1</text:span><text:span text:style-name="T9">. </text:span></text:p>
      <text:p text:style-name="P10"><text:soft-page-break/>Alteration of 7<text:span text:style-name="T7">th</text:span> till 12<text:span text:style-name="T7">th</text:span> deliveries (for adding 1 more unit of X<text:span text:style-name="T9">1</text:span>), makes these deliveries get dropped and recreated in Subscriber domain. It will again make Payments domain receive ‘<text:span text:style-name="T4">deliveries creation event</text:span>’. On this trigger total number of deliveries (past and future) in this subscription are recalculated. Since they are found to be 12, they match the total deliveries maintained in PaymentProcessingContext. Hence no instalment cycle determination takes place. The instalments are still to be made after 6<text:span text:style-name="T7">th</text:span> and 11<text:span text:style-name="T7">th</text:span> deliveries respectively.</text:p>
      <text:p text:style-name="P10"><text:span text:style-name="T4">In ‘Delivery Prepared For Dispatch’ event for 7</text:span><text:span text:style-name="T8">th</text:span><text:span text:style-name="T4"> delivery</text:span>, the impact of dropped subscription of X1 will get calculated. Remember that there are two price buckets of X<text:span text:style-name="T9">1 </text:span>in this subscription. 12 units subscribed with offer price of 50 Rs. As 6 deliveries have already been made, 6 units have been consumed form this bucket and 6 are left. Also 9 Units had been subscribed after 3<text:span text:style-name="T7">rd</text:span> delivery. 3 units from this bucket have also been consumed and 6 units are left. The day on which subscriber has withdrawn subscription, latest offer price for X<text:span text:style-name="T9">1 </text:span>is 51 Rs. <text:span text:style-name="T4">As per rule for withdrawal, this price is compared with latest offer price for X</text:span><text:span text:style-name="T10">1 </text:span><text:span text:style-name="T4">and lesser</text:span><text:span text:style-name="T10"> </text:span><text:span text:style-name="T4">between them is considered for refund</text:span>. </text:p>
      <text:p text:style-name="P10">For the first price bucket, committed offer price 50 Rs. is found to be lesser than latest offer price. Hence the 6 units belonging to this bucket have been withdrawn with debit amount of -6*50=-300 Rs. For the second bucket, latest offer price is found to be lesser than committed offer price of 53 Rs. So 6 units belonging to this bucket have been withdrawn with debit amount=-6*51=-306 Rs. Thus total amount to be refunded to subscriber will be (-300) + (-306) = -606 Rs. This amount is deducted from total due amount so as to arrive at new due.</text:p>
      <text:p text:style-name="P26">New due amount= 752.40 -606 = 146.40 Rs.</text:p>
      <text:p text:style-name="P10">Now subscriber has left with subscription for product X<text:span text:style-name="T9">2</text:span> and X<text:span text:style-name="T9">3</text:span> only. </text:p>
      <text:p text:style-name="P10"><text:span text:style-name="T4">Assume that in 6</text:span><text:span text:style-name="T8">th</text:span><text:span text:style-name="T4"> and 7</text:span><text:span text:style-name="T8">th</text:span><text:span text:style-name="T4"> <text:s text:c="2"/>delivery the due amount has been increased by 101.20 Rs. resulting into total due amount = 146.40 +101.20 = 247.60 Rs.</text:span></text:p>
      <text:p text:style-name="P10"><text:span text:style-name="T4">After 9</text:span><text:span text:style-name="T8">th</text:span><text:span text:style-name="T4"> delivery variation in offer price of X</text:span><text:span text:style-name="T10">3</text:span><text:span text:style-name="T4"> caused due amount to be decreased by 20 Rs. Hence the due amount is revised to 247.60 +20 = 267.40 Rs</text:span>.</text:p>
      <text:p text:style-name="P10"><text:span text:style-name="T4">After 10</text:span><text:span text:style-name="T8">th</text:span><text:span text:style-name="T4"> delivery MRP of X</text:span><text:span text:style-name="T10">2 </text:span><text:span text:style-name="T4">undergoes changes from 110 Rs to 115 Rs</text:span>. Calculating the due on Tagged price change event for the two price buckets of X<text:span text:style-name="T9">2, </text:span>in the similar manner as before.</text:p>
      <text:p text:style-name="P10">Due amount for price bucket offering 9% discount = 2 remaining units to be delivered from this bucket * (9% discount on 115 Rs. – 9% discount on 110 Rs.)</text:p>
      <text:p text:style-name="P10">Due amount for price bucket offering 9% discount= 2*(104.65 – 100.1) = 9.1 Rs.</text:p>
      <text:p text:style-name="P10">Due amount for price bucket offering 10% discount= 2 remaining units to be delivered from this bucket * (10% discount on 115 Rs. – 10% discount on 110 Rs.)</text:p>
      <text:p text:style-name="P10">Due amount for price bucket offering 10% discount= 2*(103.5 – 99) = 9 Rs.</text:p>
      <text:p text:style-name="P10">Due amount due MRP change of X<text:span text:style-name="T9">2</text:span> = 9.1 +9.0 = 18.10 Rs.</text:p>
      <text:p text:style-name="P10"><text:span text:style-name="T4">After 10</text:span><text:span text:style-name="T8">th</text:span><text:span text:style-name="T4"> delivery total due amount has been revised to 267.40 +18.10 = 285.50 Rs.</text:span></text:p>
      <text:p text:style-name="P10">Also variation in offer price of X<text:span text:style-name="T9">3 </text:span>after10<text:span text:style-name="T7">th</text:span> delivery<text:span text:style-name="T9"> </text:span>has caused <text:span text:style-name="T4">reduction in offer price by 5 Rs. So due amount due to X</text:span><text:span text:style-name="T10">3 </text:span><text:span text:style-name="T4">for remaining 2 units will be -10 Rs.</text:span></text:p>
      <text:p text:style-name="P26"><text:soft-page-break/>Total due amount =285.50 -10 = 275.50 Rs.</text:p>
      <text:p text:style-name="P10"><text:span text:style-name="T4">On ’Delivery Prepared For Dispatch’ event of 11</text:span><text:span text:style-name="T8">th</text:span><text:span text:style-name="T4"> delivery,</text:span> it is identified that this is ‘THE’ delivery after which payment instalment is expected. Here the ‘PROPROTION’ context is processed to identify the split of latest due amount in number of cycles as defined in PROPORTION clause. Since this is the LAST delivery after which complete due payment (so far) is expected. Since the latest due amount is 275.50 Rs. Subscriber is notified.</text:p>
      <text:p text:style-name="P10"><text:s/>On receipt of ‘Delivery Prepared for Dispatch Event’ in Payments domain for 12<text:span text:style-name="T7">th</text:span> delivery, status of the due instalment is checked. If the remaining instalment of Rs. 275.50 is received from subscriber,12 the delivery is Okayed, Else <text:s/>an “Agreement violated event’ is sent to Subscriber domain in order to stop last delivery.</text:p>
      <text:p text:style-name="P10">We assume that no other price change has impacted last delivery. So consider this as a safe scenario for merchant where subscriber has made a full and final payment in multiple payment cycles and there is no penny left to be paid.</text:p>
      <text:p text:style-name="P10">But consider a scenario where ‘just before’ dispatch of last delivery some price change has made an impact on the due amount and it grows again. So there is no time to ask for this due payment or stop any delivery for the same. Or consider another scenario that subscriber (after making last payment) has subscribed for some units of new or existing subscribed products. In either of these cases how will the due amount to be recovered.</text:p>
      <text:p text:style-name="P10">The later scenario is relatively simple to handle. As all the payment has been received from subscriber, any change in subscription contributing to new due amount should be paid by the subscriber BEFORE receiving last delivery (which will contain these new additions). </text:p>
      <text:p text:style-name="P10">First scenario may cause some debt to be left resulting into some loss to merchant due to this single subscription. Due to voluminous nature of this business the loss may grow manifold. The business model does not propose any solution to this issues apart from only one remedy fitting into its boundaries; i.e. Recovery through accumulated reward points.</text:p>
      <text:p text:style-name="P10">Other remedies are more related to ‘Collections’ domain OR related to impacting subscriber’s ‘credit score’ associated with this subscription creditworthin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Index_20_Link" style:display-name="Index Link"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fo:font-family="Calibri"/>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fo:font-family="Calibri"/>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text:page-number></text:span><text:span text:style-name="MT3"><text:s/>| </text:span><text:span text:style-name="MT3"><text:page-count style:num-format="1">22</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Appendix C: Design of Payments Domain</dc:title>
    <dc:date>2020-10-03T16:11:15.493683563</dc:date>
    <meta:editing-duration>P0D</meta:editing-duration>
    <meta:editing-cycles>1</meta:editing-cycles>
    <meta:generator>LibreOffice/7.0.1.2$MacOSX_X86_64 LibreOffice_project/7cbcfc562f6eb6708b5ff7d7397325de9e764452</meta:generator>
    <meta:document-statistic meta:table-count="0" meta:image-count="0" meta:object-count="0" meta:page-count="22" meta:paragraph-count="324" meta:word-count="9598" meta:character-count="58887" meta:non-whitespace-character-count="49536"/>
    <meta:template xlink:type="simple" xlink:actuate="onRequest" xlink:title="" xlink:href="../../doc1.odm" meta:date="2020-10-03T16:13:11.701299302"/>
  </office:meta>
</office:document-meta>
</file>